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0fa6ce" officeooo:paragraph-rsid="001494a9" style:font-size-asian="28pt" style:font-weight-asian="normal" style:font-size-complex="28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0fa6ce" officeooo:paragraph-rsid="001494a9" style:font-size-asian="20pt" style:font-weight-asian="normal" style:font-size-complex="20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20pt" fo:font-weight="normal" officeooo:rsid="00109063" officeooo:paragraph-rsid="001494a9" style:font-size-asian="20pt" style:font-weight-asian="normal" style:font-size-complex="20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0e3e4e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2T16:16:39.390061738</dc:date>
    <meta:editing-duration>PT22M22S</meta:editing-duration>
    <meta:editing-cycles>13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